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3.366cm" fo:min-width="5.905cm"/>
      <style:paragraph-properties style:writing-mode="lr-tb"/>
    </style:style>
    <style:style style:name="gr2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none" draw:textarea-horizontal-align="left" draw:textarea-vertical-align="top" draw:auto-grow-height="false" fo:min-height="3.426cm" fo:min-width="5.44cm"/>
      <style:paragraph-properties style:writing-mode="lr-tb"/>
    </style:style>
    <style:style style:name="gr5" style:family="graphic" style:parent-style-name="objectwithoutfill">
      <style:graphic-properties svg:stroke-width="0.1cm" svg:stroke-color="#ff4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55308d" draw:fill="solid" draw:fill-color="#ffffff" draw:textarea-horizontal-align="justify" draw:textarea-vertical-align="middle" draw:auto-grow-height="false" fo:min-height="1.039cm" fo:min-width="0.856cm"/>
      <style:paragraph-properties style:writing-mode="lr-tb"/>
    </style:style>
    <style:style style:name="gr9" style:family="graphic" style:parent-style-name="objectwithoutfill">
      <style:graphic-properties svg:stroke-color="#000000" draw:marker-end="Circle_20_unfilled" draw:marker-end-width="0.3cm" draw:fill="none" draw:textarea-horizontal-align="center" draw:textarea-vertical-align="middle"/>
    </style:style>
    <style:style style:name="gr10" style:family="graphic" style:parent-style-name="standard">
      <style:graphic-properties svg:stroke-color="#55308d" draw:fill="solid" draw:fill-color="#ffffff" draw:textarea-horizontal-align="justify" draw:textarea-vertical-align="middle" draw:auto-grow-height="false" fo:min-height="0.493cm" fo:min-width="2.065cm"/>
      <style:paragraph-properties style:writing-mode="lr-tb"/>
    </style:style>
    <style:style style:name="gr11" style:family="graphic" style:parent-style-name="objectwithoutfill">
      <style:graphic-properties svg:stroke-width="0.05cm" svg:stroke-color="#80008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9.0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9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194cm"/>
      <style:paragraph-properties style:writing-mode="lr-tb"/>
    </style:style>
    <style:style style:name="gr15" style:family="graphic" style:parent-style-name="standard" style:list-style-name="L1">
      <style:graphic-properties draw:fill="none" draw:textarea-horizontal-align="left" draw:textarea-vertical-align="top" draw:auto-grow-height="false" fo:min-height="3.366cm" fo:min-width="5.905cm"/>
      <style:paragraph-properties style:writing-mode="lr-tb"/>
    </style:style>
    <style:style style:name="gr16" style:family="graphic" style:parent-style-name="standard">
      <style:graphic-properties svg:stroke-color="#55308d" draw:fill="solid" draw:fill-color="#ffffff" draw:textarea-horizontal-align="justify" draw:textarea-vertical-align="middle" draw:auto-grow-height="false" fo:min-height="0.493cm" fo:min-width="4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8" style:family="graphic" style:parent-style-name="objectwithoutfill">
      <style:graphic-properties svg:stroke-width="0.2cm" svg:stroke-color="#bf819e" draw:marker-start-width="0.61cm" draw:marker-end-width="0.61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color="#55308d" draw:fill="solid" draw:fill-color="#ffffff" draw:textarea-horizontal-align="justify" draw:textarea-vertical-align="middle" draw:auto-grow-height="false" fo:min-height="0.493cm" fo:min-width="2.741cm"/>
      <style:paragraph-properties style:writing-mode="lr-tb"/>
    </style:style>
    <style:style style:name="gr20" style:family="graphic" style:parent-style-name="objectwithoutfill">
      <style:graphic-properties svg:stroke-width="0.05cm" svg:stroke-color="#800080" draw:marker-start="Arrow" draw:marker-start-width="0.2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fill="none" draw:textarea-horizontal-align="left" draw:textarea-vertical-align="top" draw:auto-grow-height="false" fo:min-height="3.366cm" fo:min-width="5.90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4000" fo:font-size="10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  <style:text-properties fo:font-size="10pt" style:font-size-asian="18pt" style:font-size-complex="18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12" style:family="paragraph">
      <style:paragraph-properties fo:text-align="center" style:writing-mode="lr-tb"/>
      <style:text-properties fo:font-size="8pt" style:font-size-asian="18pt" style:font-size-complex="18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style:font-name="FreeSerif" fo:font-size="16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  <style:text-properties fo:font-size="7pt" style:font-size-asian="18pt" style:font-size-complex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7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4000" fo:font-size="10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style:font-name="FreeSerif" fo:font-size="16pt" style:font-size-asian="18pt" style:font-size-complex="18pt"/>
    </style:style>
    <style:style style:name="T7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405cm" svg:height="3.616cm" svg:x="3.341cm" svg:y="2.184cm">
          <text:p text:style-name="P1"><text:span text:style-name="T1">earth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1cm" svg:y1="7.2cm" svg:x2="18.6cm" svg:y2="7.2cm">
          <text:p/>
        </draw:line>
        <draw:line draw:style-name="gr3" draw:text-style-name="P4" draw:layer="layout" svg:x1="6.859cm" svg:y1="7.2cm" svg:x2="6.859cm" svg:y2="5.774cm">
          <text:p/>
        </draw:line>
        <draw:custom-shape draw:style-name="gr4" draw:text-style-name="P3" draw:layer="layout" svg:width="5.94cm" svg:height="3.676cm" svg:x="12.7cm" svg:y="2.107cm">
          <text:p text:style-name="P5"><text:span text:style-name="T1">wind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186cm" svg:y1="7.183cm" svg:x2="15.186cm" svg:y2="5.757cm">
          <text:p/>
        </draw:line>
        <draw:line draw:style-name="gr5" draw:text-style-name="P6" draw:layer="layout" svg:x1="5.112cm" svg:y1="5.215cm" svg:x2="9.504cm" svg:y2="5.24cm">
          <text:p/>
        </draw:line>
        <draw:frame draw:style-name="gr6" draw:text-style-name="P7" draw:layer="layout" svg:width="1.901cm" svg:height="0.645cm" svg:x="3.415cm" svg:y="4.895cm">
          <draw:text-box>
            <text:p><text:span text:style-name="T3">Fire wall</text:span></text:p>
          </draw:text-box>
        </draw:frame>
        <draw:custom-shape draw:style-name="gr7" draw:text-style-name="P8" draw:layer="layout" svg:width="0.364cm" svg:height="0.165cm" svg:x="5.904cm" svg:y="5.12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0.891cm" svg:height="0.645cm" svg:x="7.103cm" svg:y="4.597cm">
          <draw:text-box>
            <text:p><text:span text:style-name="T4">80</text:span></text:p>
          </draw:text-box>
        </draw:frame>
        <draw:custom-shape draw:style-name="gr8" draw:text-style-name="P11" draw:layer="layout" svg:width="1.356cm" svg:height="1.289cm" svg:x="5.442cm" svg:y="3.142cm">
          <text:p text:style-name="P10"><text:span text:style-name="T4">sshd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135cm" svg:y1="4.415cm" svg:x2="6.135cm" svg:y2="5.076cm">
          <text:p/>
        </draw:line>
        <draw:frame draw:style-name="gr6" draw:text-style-name="P9" draw:layer="layout" svg:width="0.891cm" svg:height="0.645cm" svg:x="5.328cm" svg:y="4.598cm">
          <draw:text-box>
            <text:p><text:span text:style-name="T4">22</text:span></text:p>
          </draw:text-box>
        </draw:frame>
        <draw:custom-shape draw:style-name="gr8" draw:text-style-name="P11" draw:layer="layout" svg:width="1.356cm" svg:height="1.289cm" svg:x="7.242cm" svg:y="3.142cm">
          <text:p text:style-name="P10"><text:span text:style-name="T4">httpd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935cm" svg:y1="4.415cm" svg:x2="7.935cm" svg:y2="5.076cm">
          <text:p/>
        </draw:line>
        <draw:custom-shape draw:style-name="gr10" draw:text-style-name="P13" draw:layer="layout" svg:width="2.565cm" svg:height="0.743cm" svg:x="13.815cm" svg:y="3.266cm">
          <text:p text:style-name="P12"><text:span text:style-name="T5">curl http://earth</text:span></text:p>
          <draw:enhanced-geometry svg:viewBox="0 0 21600 21600" draw:type="rectangle" draw:enhanced-path="M 0 0 L 21600 0 21600 21600 0 21600 0 0 Z N"/>
        </draw:custom-shape>
        <draw:path draw:style-name="gr11" draw:text-style-name="P6" draw:layer="layout" svg:width="2.931cm" svg:height="6.687cm" draw:transform="rotate (-1.57934844012967) translate (14.5047904900693cm 4.00531464411163cm)" svg:viewBox="0 0 2932 6688" svg:d="M0 37c2826 0 2899-37 2899-37l33 6675-1480 13">
          <text:p/>
        </draw:path>
        <draw:frame draw:style-name="gr12" draw:text-style-name="P14" draw:layer="layout" svg:width="9.583cm" svg:height="0.814cm" svg:x="1.283cm" svg:y="1.288cm">
          <draw:text-box>
            <text:p><text:span text:style-name="T6">Firewall prevents http from wind to earth</text:span></text:p>
          </draw:text-box>
        </draw:frame>
        <draw:frame draw:style-name="gr13" draw:text-style-name="P14" draw:layer="layout" svg:width="4.431cm" svg:height="0.814cm" svg:x="1.284cm" svg:y="8.876cm">
          <draw:text-box>
            <text:p><text:span text:style-name="T6">Add an ssh tunnel</text:span></text:p>
          </draw:text-box>
        </draw:frame>
        <draw:frame draw:style-name="gr14" draw:text-style-name="P14" draw:layer="layout" svg:width="3.694cm" svg:height="0.814cm" svg:x="1.285cm" svg:y="15.964cm">
          <draw:text-box>
            <text:p><text:span text:style-name="T6">Use the tunnel</text:span></text:p>
          </draw:text-box>
        </draw:frame>
        <draw:custom-shape draw:style-name="gr15" draw:text-style-name="P16" draw:layer="layout" svg:width="6.405cm" svg:height="3.616cm" svg:x="3.344cm" svg:y="17.148cm">
          <text:p text:style-name="P1"><text:span text:style-name="T1">earth</text:span></text:p>
          <text:p text:style-name="P15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103cm" svg:y1="22.164cm" svg:x2="18.603cm" svg:y2="22.164cm">
          <text:p/>
        </draw:line>
        <draw:line draw:style-name="gr3" draw:text-style-name="P4" draw:layer="layout" svg:x1="6.862cm" svg:y1="22.164cm" svg:x2="6.862cm" svg:y2="20.738cm">
          <text:p/>
        </draw:line>
        <draw:custom-shape draw:style-name="gr4" draw:text-style-name="P3" draw:layer="layout" svg:width="5.94cm" svg:height="3.676cm" svg:x="13.019cm" svg:y="17.071cm">
          <text:p text:style-name="P5"><text:span text:style-name="T1">wind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189cm" svg:y1="22.147cm" svg:x2="15.189cm" svg:y2="20.721cm">
          <text:p/>
        </draw:line>
        <draw:line draw:style-name="gr5" draw:text-style-name="P6" draw:layer="layout" svg:x1="5.034cm" svg:y1="20.179cm" svg:x2="5.852cm" svg:y2="20.18cm">
          <text:p/>
        </draw:line>
        <draw:frame draw:style-name="gr6" draw:text-style-name="P7" draw:layer="layout" svg:width="1.901cm" svg:height="0.645cm" svg:x="3.418cm" svg:y="19.859cm">
          <draw:text-box>
            <text:p><text:span text:style-name="T3">Fire wall</text:span></text:p>
          </draw:text-box>
        </draw:frame>
        <draw:custom-shape draw:style-name="gr7" draw:text-style-name="P8" draw:layer="layout" svg:width="0.364cm" svg:height="0.165cm" svg:x="5.907cm" svg:y="20.0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0.891cm" svg:height="0.645cm" svg:x="7.706cm" svg:y="19.261cm">
          <draw:text-box>
            <text:p><text:span text:style-name="T4">80</text:span></text:p>
          </draw:text-box>
        </draw:frame>
        <draw:custom-shape draw:style-name="gr8" draw:text-style-name="P11" draw:layer="layout" svg:width="1.356cm" svg:height="1.289cm" svg:x="5.445cm" svg:y="18.106cm">
          <text:p text:style-name="P10"><text:span text:style-name="T4">sshd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138cm" svg:y1="19.379cm" svg:x2="6.138cm" svg:y2="20.04cm">
          <text:p/>
        </draw:line>
        <draw:frame draw:style-name="gr6" draw:text-style-name="P9" draw:layer="layout" svg:width="0.891cm" svg:height="0.645cm" svg:x="5.331cm" svg:y="19.562cm">
          <draw:text-box>
            <text:p><text:span text:style-name="T4">22</text:span></text:p>
          </draw:text-box>
        </draw:frame>
        <draw:custom-shape draw:style-name="gr8" draw:text-style-name="P11" draw:layer="layout" svg:width="1.356cm" svg:height="1.289cm" svg:x="7.245cm" svg:y="18.106cm">
          <text:p text:style-name="P10"><text:span text:style-name="T4">httpd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938cm" svg:y1="19.379cm" svg:x2="7.938cm" svg:y2="20.04cm">
          <text:p/>
        </draw:line>
        <draw:custom-shape draw:style-name="gr16" draw:text-style-name="P18" draw:layer="layout" svg:width="5.45cm" svg:height="0.743cm" svg:x="13.218cm" svg:y="18.83cm">
          <text:p text:style-name="P17"><text:span text:style-name="T7">ssh -L localhost:8080:earth:80 alice@eart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938cm" svg:y1="18.879cm" svg:x2="16.935cm" svg:y2="18.127cm">
          <text:p/>
        </draw:line>
        <draw:frame draw:style-name="gr17" draw:text-style-name="P9" draw:layer="layout" svg:width="1.795cm" svg:height="1.039cm" svg:x="16.807cm" svg:y="18.162cm">
          <draw:text-box>
            <text:p><text:span text:style-name="T4">8080</text:span></text:p>
          </draw:text-box>
        </draw:frame>
        <draw:line draw:style-name="gr5" draw:text-style-name="P6" draw:layer="layout" svg:x1="6.334cm" svg:y1="20.18cm" svg:x2="9.102cm" svg:y2="20.183cm">
          <text:p/>
        </draw:line>
        <draw:path draw:style-name="gr18" draw:text-style-name="P6" draw:layer="layout" svg:width="2.404cm" svg:height="7.467cm" draw:transform="rotate (-1.5707963267949) translate (13.58cm 19.162cm)" svg:viewBox="0 0 2405 7468" svg:d="M428 0h1965c-37 179 0 6212 0 6212l12 1232-1673 12-732 12v-372l696-10 1-1049">
          <text:p/>
        </draw:path>
        <draw:custom-shape draw:style-name="gr19" draw:text-style-name="P18" draw:layer="layout" svg:width="3.241cm" svg:height="0.743cm" svg:x="13.093cm" svg:y="17.75cm">
          <text:p text:style-name="P17"><text:span text:style-name="T7">curl http://localhost:8080</text:span></text:p>
          <draw:enhanced-geometry svg:viewBox="0 0 21600 21600" draw:type="rectangle" draw:enhanced-path="M 0 0 L 21600 0 21600 21600 0 21600 0 0 Z N"/>
        </draw:custom-shape>
        <draw:path draw:style-name="gr20" draw:text-style-name="P6" draw:layer="layout" svg:width="10.798cm" svg:height="3.26cm" svg:x="6.16cm" svg:y="18.295cm" svg:viewBox="0 0 10799 3261" svg:d="M10198 1h601c-48-24-36 661-36 661l-3343 37-12 2550-7408 12v-2358c0 0 324-36 324-24s0 662-24 686l1456 12-61-12">
          <text:p/>
        </draw:path>
        <draw:custom-shape draw:style-name="gr21" draw:text-style-name="P16" draw:layer="layout" svg:width="6.405cm" svg:height="3.616cm" svg:x="3.345cm" svg:y="9.936cm">
          <text:p text:style-name="P1"><text:span text:style-name="T1">earth</text:span></text:p>
          <text:p text:style-name="P15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104cm" svg:y1="14.952cm" svg:x2="18.604cm" svg:y2="14.952cm">
          <text:p/>
        </draw:line>
        <draw:line draw:style-name="gr3" draw:text-style-name="P4" draw:layer="layout" svg:x1="6.863cm" svg:y1="14.952cm" svg:x2="6.863cm" svg:y2="13.526cm">
          <text:p/>
        </draw:line>
        <draw:custom-shape draw:style-name="gr4" draw:text-style-name="P3" draw:layer="layout" svg:width="5.94cm" svg:height="3.676cm" svg:x="13.02cm" svg:y="9.859cm">
          <text:p text:style-name="P5"><text:span text:style-name="T1">wind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19cm" svg:y1="14.935cm" svg:x2="15.19cm" svg:y2="13.509cm">
          <text:p/>
        </draw:line>
        <draw:line draw:style-name="gr5" draw:text-style-name="P6" draw:layer="layout" svg:x1="5.035cm" svg:y1="12.967cm" svg:x2="5.853cm" svg:y2="12.968cm">
          <text:p/>
        </draw:line>
        <draw:frame draw:style-name="gr6" draw:text-style-name="P7" draw:layer="layout" svg:width="1.901cm" svg:height="0.645cm" svg:x="3.419cm" svg:y="12.647cm">
          <draw:text-box>
            <text:p><text:span text:style-name="T3">Fire wall</text:span></text:p>
          </draw:text-box>
        </draw:frame>
        <draw:custom-shape draw:style-name="gr7" draw:text-style-name="P8" draw:layer="layout" svg:width="0.364cm" svg:height="0.165cm" svg:x="5.908cm" svg:y="12.87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0.891cm" svg:height="0.645cm" svg:x="7.707cm" svg:y="12.049cm">
          <draw:text-box>
            <text:p><text:span text:style-name="T4">80</text:span></text:p>
          </draw:text-box>
        </draw:frame>
        <draw:custom-shape draw:style-name="gr8" draw:text-style-name="P11" draw:layer="layout" svg:width="1.356cm" svg:height="1.289cm" svg:x="5.446cm" svg:y="10.894cm">
          <text:p text:style-name="P10"><text:span text:style-name="T4">sshd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139cm" svg:y1="12.167cm" svg:x2="6.139cm" svg:y2="12.828cm">
          <text:p/>
        </draw:line>
        <draw:frame draw:style-name="gr6" draw:text-style-name="P9" draw:layer="layout" svg:width="0.891cm" svg:height="0.645cm" svg:x="5.332cm" svg:y="12.35cm">
          <draw:text-box>
            <text:p><text:span text:style-name="T4">22</text:span></text:p>
          </draw:text-box>
        </draw:frame>
        <draw:custom-shape draw:style-name="gr8" draw:text-style-name="P11" draw:layer="layout" svg:width="1.356cm" svg:height="1.289cm" svg:x="7.246cm" svg:y="10.894cm">
          <text:p text:style-name="P10"><text:span text:style-name="T4">httpd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939cm" svg:y1="12.167cm" svg:x2="7.939cm" svg:y2="12.828cm">
          <text:p/>
        </draw:line>
        <draw:custom-shape draw:style-name="gr16" draw:text-style-name="P18" draw:layer="layout" svg:width="5.45cm" svg:height="0.743cm" svg:x="13.219cm" svg:y="11.618cm">
          <text:p text:style-name="P17"><text:span text:style-name="T7">ssh -L localhost:8080:earth:80 alice@earth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939cm" svg:y1="11.667cm" svg:x2="16.936cm" svg:y2="10.915cm">
          <text:p/>
        </draw:line>
        <draw:frame draw:style-name="gr17" draw:text-style-name="P9" draw:layer="layout" svg:width="1.795cm" svg:height="1.039cm" svg:x="16.808cm" svg:y="10.95cm">
          <draw:text-box>
            <text:p><text:span text:style-name="T4">8080</text:span></text:p>
          </draw:text-box>
        </draw:frame>
        <draw:line draw:style-name="gr5" draw:text-style-name="P6" draw:layer="layout" svg:x1="6.335cm" svg:y1="12.968cm" svg:x2="9.103cm" svg:y2="12.971cm">
          <text:p/>
        </draw:line>
        <draw:path draw:style-name="gr18" draw:text-style-name="P6" draw:layer="layout" svg:width="2.404cm" svg:height="7.467cm" draw:transform="rotate (-1.5707963267949) translate (13.581cm 11.95cm)" svg:viewBox="0 0 2405 7468" svg:d="M428 0h1965c-37 179 0 6212 0 6212l12 1232-1673 12-732 12v-372l696-10 1-1049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07-25T17:19:05.611501553</dc:date>
    <meta:editing-duration>PT2H15M41S</meta:editing-duration>
    <meta:editing-cycles>34</meta:editing-cycles>
    <meta:generator>LibreOffice/6.4.7.2$Linux_X86_64 LibreOffice_project/40$Build-2</meta:generator>
    <meta:document-statistic meta:object-count="59"/>
  </office:meta>
</office:document-meta>
</file>